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7e88c" officeooo:paragraph-rsid="0007e88c"/>
    </style:style>
    <style:style style:name="T1" style:family="text">
      <style:text-properties officeooo:rsid="0008f5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Paragraph Done </text:p>
      <text:p text:style-name="P1">Next: Fix Reference Huh et. Al then, Continue <text:span text:style-name="T1">from: For the latter purpo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7-16T13:50:37.111772268</meta:creation-date>
    <meta:generator>LibreOffice/4.2.5.2$Linux_X86_64 LibreOffice_project/420m0$Build-2</meta:generator>
    <dc:date>2014-07-16T13:52:07.702539342</dc:date>
    <dc:creator>Mohamed Tleis</dc:creator>
    <meta:editing-duration>PT32S</meta:editing-duration>
    <meta:editing-cycles>2</meta:editing-cycles>
    <meta:document-statistic meta:table-count="0" meta:image-count="0" meta:object-count="0" meta:page-count="1" meta:paragraph-count="2" meta:word-count="16" meta:character-count="95" meta:non-whitespace-character-count="80"/>
  </office:meta>
</office:document-meta>
</file>